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udents_nam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_stud_id</text:p>
          </table:table-cell>
          <table:table-cell office:value-type="string" table:style-name="ce1">
            <text:p>dat_stud_fnm</text:p>
          </table:table-cell>
          <table:table-cell office:value-type="string" table:style-name="ce1">
            <text:p>dat_stud_tf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froz Bega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runa G 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ajender Sing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ayatri Radhakrishna Murth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Lakshminarayana Varimadugu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ghavendra Goll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uby Alphon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umakanth 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hiv mohan singh Thaku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anjog Rameshchand Kumawa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uman chakravarth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hridevi Varghe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Yousuf Baba Shaik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froz Bega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runa G 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ajender Sing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Gayatri Radhakrishna Murth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akshminarayana Varimadugu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aghavendra Goll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uby Alphon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umakanth 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hiv mohan singh Thaku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anjog Rameshchand Kumawa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uman chakravarth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hridevi Varghe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Yousuf Baba Shaik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hargavDell</meta:initial-creator>
    <dc:creator>BhargavDell</dc:creator>
    <meta:creation-date>2019-10-23T17:59:09Z</meta:creation-date>
    <dc:date>2019-10-24T20:20:24Z</dc:date>
  </office:meta>
</office:document-meta>
</file>